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Execution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Lamarckian</text:p>
          </table:table-cell>
          <table:table-cell table:style-name="ce1" office:value-type="string" calcext:value-type="string">
            <text:p>Baldwinian</text:p>
          </table:table-cell>
          <table:table-cell table:style-name="ce1" table:number-columns-repeated="11"/>
          <table:table-cell/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75954" calcext:value-type="float">
            <text:p>50875954</text:p>
          </table:table-cell>
          <table:table-cell office:value-type="float" office:value="51398972" calcext:value-type="float">
            <text:p>51398972</text:p>
          </table:table-cell>
          <table:table-cell office:value-type="float" office:value="52117820" calcext:value-type="float">
            <text:p>521178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14306" calcext:value-type="float">
            <text:p>50414306</text:p>
          </table:table-cell>
          <table:table-cell office:value-type="float" office:value="50930824" calcext:value-type="float">
            <text:p>50930824</text:p>
          </table:table-cell>
          <table:table-cell office:value-type="float" office:value="51973118" calcext:value-type="float">
            <text:p>519731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414306" calcext:value-type="float">
            <text:p>50414306</text:p>
          </table:table-cell>
          <table:table-cell office:value-type="float" office:value="50858624" calcext:value-type="float">
            <text:p>50858624</text:p>
          </table:table-cell>
          <table:table-cell office:value-type="float" office:value="51549838" calcext:value-type="float">
            <text:p>5154983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414306" calcext:value-type="float">
            <text:p>50414306</text:p>
          </table:table-cell>
          <table:table-cell office:value-type="float" office:value="50338618" calcext:value-type="float">
            <text:p>50338618</text:p>
          </table:table-cell>
          <table:table-cell office:value-type="float" office:value="51415984" calcext:value-type="float">
            <text:p>5141598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35140" calcext:value-type="float">
            <text:p>50135140</text:p>
          </table:table-cell>
          <table:table-cell office:value-type="float" office:value="50259274" calcext:value-type="float">
            <text:p>50259274</text:p>
          </table:table-cell>
          <table:table-cell office:value-type="float" office:value="51342236" calcext:value-type="float">
            <text:p>513422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135140" calcext:value-type="float">
            <text:p>50135140</text:p>
          </table:table-cell>
          <table:table-cell office:value-type="float" office:value="50136056" calcext:value-type="float">
            <text:p>50136056</text:p>
          </table:table-cell>
          <table:table-cell office:value-type="float" office:value="51287602" calcext:value-type="float">
            <text:p>5128760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135140" calcext:value-type="float">
            <text:p>50135140</text:p>
          </table:table-cell>
          <table:table-cell office:value-type="float" office:value="50136056" calcext:value-type="float">
            <text:p>50136056</text:p>
          </table:table-cell>
          <table:table-cell office:value-type="float" office:value="50638492" calcext:value-type="float">
            <text:p>5063849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135140" calcext:value-type="float">
            <text:p>50135140</text:p>
          </table:table-cell>
          <table:table-cell office:value-type="float" office:value="50136056" calcext:value-type="float">
            <text:p>50136056</text:p>
          </table:table-cell>
          <table:table-cell office:value-type="float" office:value="50519560" calcext:value-type="float">
            <text:p>5051956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73204" calcext:value-type="float">
            <text:p>50073204</text:p>
          </table:table-cell>
          <table:table-cell office:value-type="float" office:value="50136056" calcext:value-type="float">
            <text:p>50136056</text:p>
          </table:table-cell>
          <table:table-cell office:value-type="float" office:value="50519560" calcext:value-type="float">
            <text:p>5051956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73204" calcext:value-type="float">
            <text:p>50073204</text:p>
          </table:table-cell>
          <table:table-cell office:value-type="float" office:value="50134826" calcext:value-type="float">
            <text:p>50134826</text:p>
          </table:table-cell>
          <table:table-cell office:value-type="float" office:value="50519560" calcext:value-type="float">
            <text:p>5051956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73204" calcext:value-type="float">
            <text:p>50073204</text:p>
          </table:table-cell>
          <table:table-cell office:value-type="float" office:value="49589698" calcext:value-type="float">
            <text:p>49589698</text:p>
          </table:table-cell>
          <table:table-cell office:value-type="float" office:value="49902272" calcext:value-type="float">
            <text:p>4990227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593652" calcext:value-type="float">
            <text:p>49593652</text:p>
          </table:table-cell>
          <table:table-cell office:value-type="float" office:value="49589698" calcext:value-type="float">
            <text:p>49589698</text:p>
          </table:table-cell>
          <table:table-cell office:value-type="float" office:value="49902272" calcext:value-type="float">
            <text:p>4990227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593652" calcext:value-type="float">
            <text:p>49593652</text:p>
          </table:table-cell>
          <table:table-cell office:value-type="float" office:value="49501264" calcext:value-type="float">
            <text:p>49501264</text:p>
          </table:table-cell>
          <table:table-cell office:value-type="float" office:value="49776572" calcext:value-type="float">
            <text:p>4977657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593652" calcext:value-type="float">
            <text:p>49593652</text:p>
          </table:table-cell>
          <table:table-cell office:value-type="float" office:value="49374692" calcext:value-type="float">
            <text:p>49374692</text:p>
          </table:table-cell>
          <table:table-cell office:value-type="float" office:value="49776572" calcext:value-type="float">
            <text:p>4977657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593652" calcext:value-type="float">
            <text:p>49593652</text:p>
          </table:table-cell>
          <table:table-cell office:value-type="float" office:value="49251472" calcext:value-type="float">
            <text:p>49251472</text:p>
          </table:table-cell>
          <table:table-cell office:value-type="float" office:value="49664760" calcext:value-type="float">
            <text:p>4966476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593652" calcext:value-type="float">
            <text:p>49593652</text:p>
          </table:table-cell>
          <table:table-cell office:value-type="float" office:value="49251472" calcext:value-type="float">
            <text:p>49251472</text:p>
          </table:table-cell>
          <table:table-cell office:value-type="float" office:value="49534494" calcext:value-type="float">
            <text:p>4953449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9251472" calcext:value-type="float">
            <text:p>49251472</text:p>
          </table:table-cell>
          <table:table-cell office:value-type="float" office:value="49361264" calcext:value-type="float">
            <text:p>4936126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9185060" calcext:value-type="float">
            <text:p>49185060</text:p>
          </table:table-cell>
          <table:table-cell office:value-type="float" office:value="49261766" calcext:value-type="float">
            <text:p>4926176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9179598" calcext:value-type="float">
            <text:p>49179598</text:p>
          </table:table-cell>
          <table:table-cell office:value-type="float" office:value="49249650" calcext:value-type="float">
            <text:p>4924965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9129564" calcext:value-type="float">
            <text:p>49129564</text:p>
          </table:table-cell>
          <table:table-cell office:value-type="float" office:value="49249650" calcext:value-type="float">
            <text:p>4924965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8973238" calcext:value-type="float">
            <text:p>48973238</text:p>
          </table:table-cell>
          <table:table-cell office:value-type="float" office:value="49033386" calcext:value-type="float">
            <text:p>4903338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8970358" calcext:value-type="float">
            <text:p>48970358</text:p>
          </table:table-cell>
          <table:table-cell office:value-type="float" office:value="48965950" calcext:value-type="float">
            <text:p>4896595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8919146" calcext:value-type="float">
            <text:p>48919146</text:p>
          </table:table-cell>
          <table:table-cell office:value-type="float" office:value="48699954" calcext:value-type="float">
            <text:p>4869995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8858132" calcext:value-type="float">
            <text:p>48858132</text:p>
          </table:table-cell>
          <table:table-cell office:value-type="float" office:value="48678892" calcext:value-type="float">
            <text:p>4867889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477696" calcext:value-type="float">
            <text:p>49477696</text:p>
          </table:table-cell>
          <table:table-cell office:value-type="float" office:value="48858132" calcext:value-type="float">
            <text:p>48858132</text:p>
          </table:table-cell>
          <table:table-cell office:value-type="float" office:value="48597130" calcext:value-type="float">
            <text:p>48597130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684228" calcext:value-type="float">
            <text:p>48684228</text:p>
          </table:table-cell>
          <table:table-cell office:value-type="float" office:value="48486682" calcext:value-type="float">
            <text:p>48486682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672520" calcext:value-type="float">
            <text:p>48672520</text:p>
          </table:table-cell>
          <table:table-cell office:value-type="float" office:value="48486682" calcext:value-type="float">
            <text:p>4848668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667756" calcext:value-type="float">
            <text:p>48667756</text:p>
          </table:table-cell>
          <table:table-cell office:value-type="float" office:value="48369744" calcext:value-type="float">
            <text:p>48369744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228192" calcext:value-type="float">
            <text:p>48228192</text:p>
          </table:table-cell>
          <table:table-cell office:value-type="float" office:value="48369744" calcext:value-type="float">
            <text:p>48369744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188630" calcext:value-type="float">
            <text:p>48188630</text:p>
          </table:table-cell>
          <table:table-cell office:value-type="float" office:value="48222182" calcext:value-type="float">
            <text:p>4822218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188630" calcext:value-type="float">
            <text:p>48188630</text:p>
          </table:table-cell>
          <table:table-cell office:value-type="float" office:value="48222182" calcext:value-type="float">
            <text:p>4822218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188630" calcext:value-type="float">
            <text:p>48188630</text:p>
          </table:table-cell>
          <table:table-cell office:value-type="float" office:value="48217528" calcext:value-type="float">
            <text:p>4821752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169396" calcext:value-type="float">
            <text:p>48169396</text:p>
          </table:table-cell>
          <table:table-cell office:value-type="float" office:value="48217528" calcext:value-type="float">
            <text:p>48217528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169396" calcext:value-type="float">
            <text:p>48169396</text:p>
          </table:table-cell>
          <table:table-cell office:value-type="float" office:value="48217528" calcext:value-type="float">
            <text:p>48217528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169396" calcext:value-type="float">
            <text:p>48169396</text:p>
          </table:table-cell>
          <table:table-cell office:value-type="float" office:value="48217528" calcext:value-type="float">
            <text:p>48217528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059804" calcext:value-type="float">
            <text:p>48059804</text:p>
          </table:table-cell>
          <table:table-cell office:value-type="float" office:value="48078752" calcext:value-type="float">
            <text:p>4807875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8038664" calcext:value-type="float">
            <text:p>48038664</text:p>
          </table:table-cell>
          <table:table-cell office:value-type="float" office:value="48078752" calcext:value-type="float">
            <text:p>4807875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394144" calcext:value-type="float">
            <text:p>49394144</text:p>
          </table:table-cell>
          <table:table-cell office:value-type="float" office:value="47827162" calcext:value-type="float">
            <text:p>47827162</text:p>
          </table:table-cell>
          <table:table-cell office:value-type="float" office:value="48078752" calcext:value-type="float">
            <text:p>480787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820816" calcext:value-type="float">
            <text:p>47820816</text:p>
          </table:table-cell>
          <table:table-cell office:value-type="float" office:value="48078752" calcext:value-type="float">
            <text:p>48078752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716688" calcext:value-type="float">
            <text:p>47716688</text:p>
          </table:table-cell>
          <table:table-cell office:value-type="float" office:value="48011330" calcext:value-type="float">
            <text:p>4801133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716688" calcext:value-type="float">
            <text:p>47716688</text:p>
          </table:table-cell>
          <table:table-cell office:value-type="float" office:value="48011330" calcext:value-type="float">
            <text:p>48011330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716688" calcext:value-type="float">
            <text:p>47716688</text:p>
          </table:table-cell>
          <table:table-cell office:value-type="float" office:value="48011330" calcext:value-type="float">
            <text:p>48011330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716688" calcext:value-type="float">
            <text:p>47716688</text:p>
          </table:table-cell>
          <table:table-cell office:value-type="float" office:value="47848848" calcext:value-type="float">
            <text:p>4784884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716688" calcext:value-type="float">
            <text:p>47716688</text:p>
          </table:table-cell>
          <table:table-cell office:value-type="float" office:value="47693876" calcext:value-type="float">
            <text:p>47693876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716688" calcext:value-type="float">
            <text:p>47716688</text:p>
          </table:table-cell>
          <table:table-cell office:value-type="float" office:value="47693876" calcext:value-type="float">
            <text:p>47693876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713168" calcext:value-type="float">
            <text:p>47713168</text:p>
          </table:table-cell>
          <table:table-cell office:value-type="float" office:value="47582636" calcext:value-type="float">
            <text:p>4758263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713168" calcext:value-type="float">
            <text:p>47713168</text:p>
          </table:table-cell>
          <table:table-cell office:value-type="float" office:value="47539496" calcext:value-type="float">
            <text:p>47539496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603746" calcext:value-type="float">
            <text:p>47603746</text:p>
          </table:table-cell>
          <table:table-cell office:value-type="float" office:value="47539496" calcext:value-type="float">
            <text:p>47539496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558366" calcext:value-type="float">
            <text:p>47558366</text:p>
          </table:table-cell>
          <table:table-cell office:value-type="float" office:value="47539496" calcext:value-type="float">
            <text:p>4753949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558366" calcext:value-type="float">
            <text:p>47558366</text:p>
          </table:table-cell>
          <table:table-cell office:value-type="float" office:value="47539496" calcext:value-type="float">
            <text:p>4753949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365670" calcext:value-type="float">
            <text:p>49365670</text:p>
          </table:table-cell>
          <table:table-cell office:value-type="float" office:value="47558366" calcext:value-type="float">
            <text:p>47558366</text:p>
          </table:table-cell>
          <table:table-cell office:value-type="float" office:value="47539496" calcext:value-type="float">
            <text:p>4753949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558366" calcext:value-type="float">
            <text:p>47558366</text:p>
          </table:table-cell>
          <table:table-cell office:value-type="float" office:value="47539496" calcext:value-type="float">
            <text:p>47539496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91338" calcext:value-type="float">
            <text:p>47491338</text:p>
          </table:table-cell>
          <table:table-cell office:value-type="float" office:value="47524100" calcext:value-type="float">
            <text:p>4752410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91338" calcext:value-type="float">
            <text:p>47491338</text:p>
          </table:table-cell>
          <table:table-cell office:value-type="float" office:value="47524100" calcext:value-type="float">
            <text:p>47524100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82012" calcext:value-type="float">
            <text:p>47482012</text:p>
          </table:table-cell>
          <table:table-cell office:value-type="float" office:value="47524100" calcext:value-type="float">
            <text:p>47524100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82012" calcext:value-type="float">
            <text:p>47482012</text:p>
          </table:table-cell>
          <table:table-cell office:value-type="float" office:value="47524100" calcext:value-type="float">
            <text:p>47524100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74816" calcext:value-type="float">
            <text:p>47474816</text:p>
          </table:table-cell>
          <table:table-cell office:value-type="float" office:value="47221430" calcext:value-type="float">
            <text:p>47221430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74816" calcext:value-type="float">
            <text:p>47474816</text:p>
          </table:table-cell>
          <table:table-cell office:value-type="float" office:value="47221430" calcext:value-type="float">
            <text:p>47221430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27438" calcext:value-type="float">
            <text:p>47427438</text:p>
          </table:table-cell>
          <table:table-cell office:value-type="float" office:value="47221430" calcext:value-type="float">
            <text:p>4722143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27438" calcext:value-type="float">
            <text:p>47427438</text:p>
          </table:table-cell>
          <table:table-cell office:value-type="float" office:value="47221430" calcext:value-type="float">
            <text:p>47221430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427438" calcext:value-type="float">
            <text:p>47427438</text:p>
          </table:table-cell>
          <table:table-cell office:value-type="float" office:value="47221430" calcext:value-type="float">
            <text:p>4722143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251518" calcext:value-type="float">
            <text:p>47251518</text:p>
          </table:table-cell>
          <table:table-cell office:value-type="float" office:value="47221430" calcext:value-type="float">
            <text:p>47221430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219814" calcext:value-type="float">
            <text:p>47219814</text:p>
          </table:table-cell>
          <table:table-cell office:value-type="float" office:value="47221430" calcext:value-type="float">
            <text:p>47221430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219814" calcext:value-type="float">
            <text:p>47219814</text:p>
          </table:table-cell>
          <table:table-cell office:value-type="float" office:value="47214690" calcext:value-type="float">
            <text:p>47214690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219814" calcext:value-type="float">
            <text:p>47219814</text:p>
          </table:table-cell>
          <table:table-cell office:value-type="float" office:value="47175642" calcext:value-type="float">
            <text:p>47175642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079694" calcext:value-type="float">
            <text:p>47079694</text:p>
          </table:table-cell>
          <table:table-cell office:value-type="float" office:value="47175642" calcext:value-type="float">
            <text:p>4717564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079694" calcext:value-type="float">
            <text:p>47079694</text:p>
          </table:table-cell>
          <table:table-cell office:value-type="float" office:value="47175642" calcext:value-type="float">
            <text:p>47175642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079694" calcext:value-type="float">
            <text:p>47079694</text:p>
          </table:table-cell>
          <table:table-cell office:value-type="float" office:value="47106152" calcext:value-type="float">
            <text:p>4710615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079694" calcext:value-type="float">
            <text:p>47079694</text:p>
          </table:table-cell>
          <table:table-cell office:value-type="float" office:value="47106152" calcext:value-type="float">
            <text:p>4710615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079694" calcext:value-type="float">
            <text:p>47079694</text:p>
          </table:table-cell>
          <table:table-cell office:value-type="float" office:value="47106152" calcext:value-type="float">
            <text:p>4710615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7027212" calcext:value-type="float">
            <text:p>47027212</text:p>
          </table:table-cell>
          <table:table-cell office:value-type="float" office:value="47106152" calcext:value-type="float">
            <text:p>47106152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865840" calcext:value-type="float">
            <text:p>46865840</text:p>
          </table:table-cell>
          <table:table-cell office:value-type="float" office:value="47106152" calcext:value-type="float">
            <text:p>4710615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865840" calcext:value-type="float">
            <text:p>46865840</text:p>
          </table:table-cell>
          <table:table-cell office:value-type="float" office:value="47096876" calcext:value-type="float">
            <text:p>47096876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865840" calcext:value-type="float">
            <text:p>46865840</text:p>
          </table:table-cell>
          <table:table-cell office:value-type="float" office:value="47096876" calcext:value-type="float">
            <text:p>47096876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865840" calcext:value-type="float">
            <text:p>46865840</text:p>
          </table:table-cell>
          <table:table-cell office:value-type="float" office:value="47096876" calcext:value-type="float">
            <text:p>47096876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865840" calcext:value-type="float">
            <text:p>46865840</text:p>
          </table:table-cell>
          <table:table-cell office:value-type="float" office:value="47032824" calcext:value-type="float">
            <text:p>47032824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865840" calcext:value-type="float">
            <text:p>46865840</text:p>
          </table:table-cell>
          <table:table-cell office:value-type="float" office:value="47032824" calcext:value-type="float">
            <text:p>47032824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844700" calcext:value-type="float">
            <text:p>46844700</text:p>
          </table:table-cell>
          <table:table-cell office:value-type="float" office:value="47032824" calcext:value-type="float">
            <text:p>47032824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844700" calcext:value-type="float">
            <text:p>46844700</text:p>
          </table:table-cell>
          <table:table-cell office:value-type="float" office:value="47032824" calcext:value-type="float">
            <text:p>47032824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798394" calcext:value-type="float">
            <text:p>46798394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272952" calcext:value-type="float">
            <text:p>49272952</text:p>
          </table:table-cell>
          <table:table-cell office:value-type="float" office:value="46798394" calcext:value-type="float">
            <text:p>46798394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798394" calcext:value-type="float">
            <text:p>46798394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798394" calcext:value-type="float">
            <text:p>46798394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798394" calcext:value-type="float">
            <text:p>46798394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798394" calcext:value-type="float">
            <text:p>46798394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744490" calcext:value-type="float">
            <text:p>46744490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730854" calcext:value-type="float">
            <text:p>46730854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712636" calcext:value-type="float">
            <text:p>46712636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712636" calcext:value-type="float">
            <text:p>46712636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68198" calcext:value-type="float">
            <text:p>46668198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68198" calcext:value-type="float">
            <text:p>46668198</text:p>
          </table:table-cell>
          <table:table-cell office:value-type="float" office:value="47031748" calcext:value-type="float">
            <text:p>47031748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65784" calcext:value-type="float">
            <text:p>46665784</text:p>
          </table:table-cell>
          <table:table-cell office:value-type="float" office:value="46937320" calcext:value-type="float">
            <text:p>46937320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65784" calcext:value-type="float">
            <text:p>46665784</text:p>
          </table:table-cell>
          <table:table-cell office:value-type="float" office:value="46937320" calcext:value-type="float">
            <text:p>46937320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34000" calcext:value-type="float">
            <text:p>46634000</text:p>
          </table:table-cell>
          <table:table-cell office:value-type="float" office:value="46815666" calcext:value-type="float">
            <text:p>4681566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34000" calcext:value-type="float">
            <text:p>46634000</text:p>
          </table:table-cell>
          <table:table-cell office:value-type="float" office:value="46815666" calcext:value-type="float">
            <text:p>46815666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34000" calcext:value-type="float">
            <text:p>46634000</text:p>
          </table:table-cell>
          <table:table-cell office:value-type="float" office:value="46815666" calcext:value-type="float">
            <text:p>46815666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34000" calcext:value-type="float">
            <text:p>46634000</text:p>
          </table:table-cell>
          <table:table-cell office:value-type="float" office:value="46815666" calcext:value-type="float">
            <text:p>46815666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34000" calcext:value-type="float">
            <text:p>46634000</text:p>
          </table:table-cell>
          <table:table-cell office:value-type="float" office:value="46815666" calcext:value-type="float">
            <text:p>46815666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34000" calcext:value-type="float">
            <text:p>46634000</text:p>
          </table:table-cell>
          <table:table-cell office:value-type="float" office:value="46815666" calcext:value-type="float">
            <text:p>4681566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711852" calcext:value-type="float">
            <text:p>48711852</text:p>
          </table:table-cell>
          <table:table-cell office:value-type="float" office:value="46634000" calcext:value-type="float">
            <text:p>46634000</text:p>
          </table:table-cell>
          <table:table-cell office:value-type="float" office:value="46815666" calcext:value-type="float">
            <text:p>46815666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number-columns-repeated="11"/>
          <table:table-cell table:style-name="Default"/>
          <table:table-cell table:number-columns-repeated="100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>
            <text:p>Cromosomas de los resultados anteriores</text:p>
          </table:table-cell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>
            <text:p>Standard </text:p>
          </table:table-cell>
          <table:table-cell office:value-type="string" calcext:value-type="string">
            <text:p>[173, 175, 7, 223, 0, 128, 94, 96, 242, 31, 167, 18, 42, 108, 250, 163, 69, 116, 9, 237, 62, 95, 55, 151, 192, 48, 155, 232, 138, 122, 22, 114, 153, 50, 60, 57, 35, 51, 113, 177, 189, 49, 75, 239, 84, 93, 101, 201, 188, 156, 91, 214, 159, 193, 70, 176, 222, 152, 241, 213, 37, 81, 40, 29, 210, 245, 72, 102, 120, 164, 126, 211, 149, 33, 104, 244, 89, 76, 230, 165, 252, 179, 131, 87, 234, 199, 197, 202, 220, 145, 28, 140, 187, 54, 132, 63, 23, 61, 219, 3, 27, 161, 228, 56, 107, 243, 154, 215, 125, 59, 246, 181, 224, 67, 196, 162, 180, 111, 77, 19, 52, 226, 12, 68, 58, 249, 65, 8, 235, 254, 182, 227, 115, 73, 168, 236, 143, 88, 218, 5, 4, 16, 11, 10, 166, 47, 147, 169, 71, 26, 233, 109, 41, 205, 79, 53, 231, 20, 160, 99, 203, 32, 198, 80, 36, 44, 141, 146, 38, 30, 103, 85, 216, 119, 129, 112, 92, 206, 78, 100, 121, 134, 13, 190, 221, 209, 2, 217, 139, 124, 191, 25, 90, 238, 15, 106, 135, 186, 117, 158, 212, 98, 45, 118, 184, 46, 24, 21, 64, 127, 14, 74, 66, 130, 157, 110, 253, 150, 133, 225, 82, 248, 172, 97, 1, 123, 170, 142, 105, 144, 247, 200, 148, 86, 183, 229, 194, 39, 17, 174, 34, 251, 137, 43, 136, 207, 204, 240, 255, 208, 185, 178, 83, 195, 6, 171]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>
            <text:p>Lamarckian</text:p>
          </table:table-cell>
          <table:table-cell office:value-type="string" calcext:value-type="string">
            <text:p>[169, 56, 148, 224, 235, 32, 12, 250, 103, 243, 50, 65, 150, 192, 60, 254, 214, 147, 255, 173, 95, 241, 76, 45, 137, 26, 191, 167, 126, 84, 248, 125, 101, 201, 186, 58, 245, 199, 88, 4, 17, 228, 107, 178, 0, 180, 197, 226, 23, 31, 53, 156, 110, 62, 217, 68, 105, 122, 203, 188, 206, 81, 161, 189, 253, 54, 159, 165, 129, 93, 231, 51, 18, 43, 130, 135, 212, 116, 154, 72, 112, 86, 21, 160, 221, 9, 90, 118, 98, 79, 184, 193, 213, 215, 5, 89, 66, 113, 70, 82, 151, 67, 171, 209, 97, 227, 195, 142, 102, 205, 20, 219, 111, 61, 237, 96, 52, 49, 174, 7, 211, 37, 69, 64, 104, 223, 55, 15, 200, 41, 247, 157, 119, 74, 39, 35, 181, 216, 220, 128, 27, 6, 106, 11, 34, 141, 179, 83, 131, 204, 230, 194, 40, 145, 138, 46, 77, 59, 10, 28, 225, 244, 120, 187, 190, 149, 71, 196, 42, 123, 182, 47, 172, 152, 121, 124, 198, 36, 94, 78, 164, 99, 146, 218, 24, 87, 117, 13, 44, 249, 108, 14, 239, 242, 234, 33, 85, 163, 1, 238, 75, 8, 251, 38, 166, 229, 185, 127, 240, 162, 202, 3, 233, 246, 144, 73, 236, 133, 153, 57, 30, 155, 177, 115, 140, 222, 183, 109, 100, 176, 19, 16, 232, 158, 168, 207, 134, 63, 208, 136, 29, 132, 170, 252, 92, 91, 48, 2, 210, 143, 175, 114, 80, 139, 22, 25]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>
            <text:p>Baldwinian</text:p>
          </table:table-cell>
          <table:table-cell table:style-name="ce3" office:value-type="string" calcext:value-type="string">
            <text:p>[20, 50, 153, 186, 85, 96, 162, 53, 201, 250, 70, 221, 74, 194, 214, 0, 103, 145, 19, 12, 197, 160, 152, 248, 172, 158, 150, 232, 14, 97, 2, 33, 92, 78, 218, 130, 42, 121, 180, 45, 135, 244, 211, 63, 168, 31, 139, 5, 89, 165, 247, 192, 148, 39, 183, 190, 25, 251, 65, 226, 163, 100, 128, 188, 159, 56, 255, 44, 208, 38, 125, 67, 126, 93, 241, 131, 230, 87, 199, 237, 27, 95, 206, 52, 82, 59, 252, 141, 203, 117, 107, 24, 13, 134, 127, 3, 90, 32, 105, 220, 98, 176, 88, 200, 146, 124, 102, 187, 84, 8, 73, 253, 240, 51, 182, 207, 222, 104, 149, 119, 198, 108, 181, 242, 75, 238, 204, 22, 16, 216, 157, 254, 154, 151, 166, 129, 58, 114, 174, 120, 116, 35, 26, 169, 6, 202, 17, 106, 28, 227, 76, 109, 137, 179, 10, 72, 40, 205, 1, 60, 210, 15, 225, 41, 57, 43, 47, 223, 55, 101, 49, 142, 178, 23, 193, 115, 91, 122, 118, 235, 184, 140, 189, 94, 86, 156, 246, 138, 99, 213, 245, 136, 212, 224, 219, 234, 144, 164, 34, 71, 233, 29, 175, 54, 239, 249, 143, 48, 36, 209, 9, 30, 133, 111, 11, 66, 110, 37, 217, 62, 147, 64, 177, 228, 21, 77, 161, 167, 191, 196, 68, 18, 69, 112, 229, 46, 123, 79, 83, 80, 231, 81, 4, 173, 185, 113, 236, 170, 215, 61, 195, 7, 155, 171, 132, 243]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23:14:26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8:58:04.232000000</meta:creation-date>
    <dc:date>2019-01-19T23:15:17.285000000</dc:date>
    <meta:editing-duration>PT1H8M55S</meta:editing-duration>
    <meta:editing-cycles>12</meta:editing-cycles>
    <meta:generator>LibreOffice/6.1.2.1$Windows_X86_64 LibreOffice_project/65905a128db06ba48db947242809d14d3f9a93fe</meta:generator>
    <meta:document-statistic meta:table-count="1" meta:cell-count="411" meta:object-count="0"/>
  </office:meta>
</office:document-meta>
</file>